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, monospace, monospace, 'Droid Sans Fallback'"/>
    <style:font-face style:name="DejaVu Sans Condensed1" svg:font-family="'DejaVu Sans Condensed'" style:font-family-generic="swiss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nos1" fo:font-size="15pt" fo:background-color="transparent" style:font-size-asian="15pt" style:font-size-complex="15pt"/>
    </style:style>
    <style:style style:name="P2" style:family="paragraph" style:parent-style-name="Standard">
      <style:text-properties style:use-window-font-color="true" style:font-name="Tinos1" fo:font-size="15pt" fo:font-weight="normal" fo:background-color="transparent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margin-left="1.08cm" fo:margin-right="0cm" style:line-height-at-least="0.503cm" fo:text-indent="0cm" style:auto-text-indent="false"/>
      <style:text-properties style:use-window-font-color="true" style:font-name="Tinos1" fo:font-size="15pt" fo:font-weight="normal" fo:background-color="transparent" style:font-size-asian="15pt" style:font-size-complex="15pt"/>
    </style:style>
    <style:style style:name="P5" style:family="paragraph" style:parent-style-name="Standard" style:master-page-name="">
      <style:paragraph-properties fo:margin-left="1.08cm" fo:margin-right="0cm" fo:text-indent="0cm" style:auto-text-indent="false" style:page-number="auto"/>
      <style:text-properties style:use-window-font-color="true" style:font-name="Tinos1" fo:font-size="15pt" fo:font-weight="normal" fo:background-color="transparent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margin-left="1.161cm" fo:margin-right="0cm" fo:text-indent="0cm" style:auto-text-indent="false"/>
      <style:text-properties style:use-window-font-color="true" style:font-name="Tinos1" fo:font-size="15pt" fo:background-color="transparent" style:font-size-asian="15pt" style:font-size-complex="15pt"/>
    </style:style>
    <style:style style:name="P7" style:family="paragraph" style:parent-style-name="Standard">
      <style:paragraph-properties fo:margin-left="1.161cm" fo:margin-right="0cm" style:line-height-at-least="0.503cm" fo:text-indent="0cm" style:auto-text-indent="false"/>
      <style:text-properties style:use-window-font-color="true" style:font-name="Tinos1" fo:font-size="15pt" fo:background-color="transparent" style:font-size-asian="15pt" style:font-size-complex="15pt"/>
    </style:style>
    <style:style style:name="P8" style:family="paragraph" style:parent-style-name="Standard">
      <style:paragraph-properties fo:margin-left="1.161cm" fo:margin-right="0cm" style:line-height-at-least="0.503cm" fo:text-indent="0cm" style:auto-text-indent="false"/>
      <style:text-properties style:use-window-font-color="true" style:font-name="Tinos1" fo:font-size="15pt" fo:font-weight="normal" fo:background-color="transparent" style:font-size-asian="15pt" style:font-size-complex="15pt"/>
    </style:style>
    <style:style style:name="P9" style:family="paragraph" style:parent-style-name="Standard">
      <style:paragraph-properties fo:margin-left="1.161cm" fo:margin-right="0cm" fo:margin-top="0cm" fo:margin-bottom="0.499cm" style:line-height-at-least="0.503cm" fo:text-indent="0cm" style:auto-text-indent="false"/>
      <style:text-properties style:use-window-font-color="true" style:font-name="Tinos1" fo:font-size="15pt" fo:background-color="transparent" style:font-size-asian="15pt" style:font-size-complex="15pt"/>
    </style:style>
    <style:style style:name="P10" style:family="paragraph" style:parent-style-name="Standard" style:master-page-name="">
      <style:paragraph-properties fo:margin-left="1.161cm" fo:margin-right="0cm" style:line-height-at-least="0.503cm" fo:text-indent="0cm" style:auto-text-indent="false" style:page-number="auto"/>
      <style:text-properties style:use-window-font-color="true" style:font-name="Tinos1" fo:font-size="15pt" fo:font-weight="normal" fo:background-color="transparent" style:font-size-asian="15pt" style:font-size-complex="15pt"/>
    </style:style>
    <style:style style:name="P11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T1" style:family="text">
      <style:text-properties fo:color="#c586c0"/>
    </style:style>
    <style:style style:name="T2" style:family="text">
      <style:text-properties fo:color="#ce9178"/>
    </style:style>
    <style:style style:name="T3" style:family="text">
      <style:text-properties fo:color="#b5cea8"/>
    </style:style>
    <style:style style:name="T4" style:family="text">
      <style:text-properties fo:color="#d7ba7d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569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Ejemplos de Web Scraping</text:h>
      <text:p text:style-name="Standard"/>
      <text:p text:style-name="P3"/>
      <text:p text:style-name="P3"><text:span text:style-name="T7">Ejemplo1</text:span>: </text:p>
      <text:p text:style-name="P3"/>
      <text:p text:style-name="P10">import socket</text:p>
      <text:p text:style-name="P7"/>
      <text:p text:style-name="P8">mysock = socket.socket(socket.AF_INET, socket.SOCK_STREAM)</text:p>
      <text:p text:style-name="P8"># Aquí indico el servidor (url) y el puerto</text:p>
      <text:p text:style-name="P8">mysock.connect(('www.w3.org', 80))</text:p>
      <text:p text:style-name="P7"/>
      <text:p text:style-name="P8">#para solicitar datos con http utilizo el comando get archivo_solicitado url protocolo (http/1.0) salto de linea \r.... la función encode() codifica la estring</text:p>
      <text:p text:style-name="P8">cmd = 'GET https://www.w3.org/TR/PNG/iso_8859-1.txt HTTP/1.0\r\n\r\n'.encode()</text:p>
      <text:p text:style-name="P8">mysock.send(cmd)</text:p>
      <text:p text:style-name="P9"/>
      <text:p text:style-name="P8">continuar=0</text:p>
      <text:p text:style-name="P8">while continuar==0:</text:p>
      <text:p text:style-name="P8"># la función recv recibe los datos en grupos de 512 bytes</text:p>
      <text:p text:style-name="P8">data = mysock.recv(512)</text:p>
      <text:p text:style-name="P8">if len(data) &lt; 1:</text:p>
      <text:p text:style-name="P8">continuar=1</text:p>
      <text:p text:style-name="P8">else:</text:p>
      <text:p text:style-name="P8"># la función decode() decodifica los datos recibidos</text:p>
      <text:p text:style-name="P8">print(data.decode(),end='')</text:p>
      <text:p text:style-name="P8">#cierro la conexión</text:p>
      <text:p text:style-name="P8">mysock.close()</text:p>
      <text:p text:style-name="P6"/>
      <text:p text:style-name="P1">El mismos ejemplo utilizando la librería <text:span text:style-name="T7">urllib</text:span></text:p>
      <text:p text:style-name="P2"/>
      <text:p text:style-name="P5">import urllib.request</text:p>
      <text:p text:style-name="P4"># Tabién puedo poner wwww.marca.es</text:p>
      <text:p text:style-name="P4">fhand = urllib.request.urlopen('https://www.w3.org/TR/PNG/iso_8859-1.txt')</text:p>
      <text:p text:style-name="P4">for line in fhand:</text:p>
      <text:p text:style-name="P4">print(line.decode().strip())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, monospace, monospace, 'Droid Sans Fallback'"/>
    <style:font-face style:name="DejaVu Sans Condensed1" svg:font-family="'DejaVu Sans Condensed'" style:font-family-generic="swiss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jua rodríguez</meta:initial-creator>
    <meta:creation-date>2020-03-24T12:09:40</meta:creation-date>
    <dc:date>2020-03-24T13:55:54</dc:date>
    <dc:creator>jose jua rodríguez</dc:creator>
    <meta:editing-duration>PT1H31M4S</meta:editing-duration>
    <meta:editing-cycles>2</meta:editing-cycles>
    <meta:generator>OpenOffice/4.0.1$Unix OpenOffice.org_project/401m5$Build-9714</meta:generator>
    <meta:document-statistic meta:table-count="0" meta:image-count="0" meta:object-count="0" meta:page-count="1" meta:paragraph-count="26" meta:word-count="110" meta:character-count="912"/>
  </office:meta>
</office:document-meta>
</file>